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
  <manifest:file-entry manifest:full-path="ObjectReplacements/Object 15"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officeooo:paragraph-rsid="0007dd2e"/>
    </style:style>
    <style:style style:name="P3" style:family="paragraph" style:parent-style-name="Standard" style:list-style-name="L1"/>
    <style:style style:name="P4" style:family="paragraph" style:parent-style-name="Standard" style:list-style-name="L1">
      <style:text-properties style:font-name="Calibri"/>
    </style:style>
    <style:style style:name="T1" style:family="text">
      <style:text-properties officeooo:rsid="0005e45c"/>
    </style:style>
    <style:style style:name="T2" style:family="text">
      <style:text-properties officeooo:rsid="0006aa18"/>
    </style:style>
    <style:style style:name="T3" style:family="text">
      <style:text-properties officeooo:rsid="00090b22"/>
    </style:style>
    <style:style style:name="T4" style:family="text">
      <style:text-properties officeooo:rsid="0009a765"/>
    </style:style>
    <style:style style:name="T5" style:family="text">
      <style:text-properties style:font-name="Calibri"/>
    </style:style>
    <style:style style:name="T6" style:family="text">
      <style:text-properties style:font-name="Calibri" officeooo:rsid="0009a765"/>
    </style:style>
    <style:style style:name="T7" style:family="text">
      <style:text-properties style:font-name="Calibri" fo:font-size="12pt" fo:font-style="normal" fo:font-weight="normal" style:font-size-asian="12pt" style:font-style-asian="normal" style:font-weight-asian="normal" style:font-size-complex="12pt"/>
    </style:style>
    <style:style style:name="T8" style:family="text">
      <style:text-properties officeooo:rsid="000d3704"/>
    </style:style>
    <style:style style:name="T9" style:family="text">
      <style:text-properties officeooo:rsid="001157b0"/>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1 Induktion und bin<text:span text:style-name="T2">ä</text:span>re B<text:span text:style-name="T2">ä</text:span>ume</text:p>
      <text:p text:style-name="P1"><text:span text:style-name="T3">1</text:span>a) </text:p>
      <text:p text:style-name="P1">balancierte<text:span text:style-name="T1">r</text:span> vollständiger BTS:</text:p>
      <text:p text:style-name="P1"><text:s text:c="8"/>6</text:p>
      <text:p text:style-name="P1"><text:s text:c="5"/>/ <text:s text:c="4"/>\</text:p>
      <text:p text:style-name="P1"><text:s text:c="3"/>4 <text:s text:c="8"/>8</text:p>
      <text:p text:style-name="P1"><text:s text:c="2"/>/ <text:s/>\ <text:s text:c="4"/>/ <text:s text:c="2"/>\</text:p>
      <text:p text:style-name="P1">3 <text:s text:c="4"/>5 7 <text:s text:c="4"/>9</text:p>
      <text:p text:style-name="P1"/>
      <text:p text:style-name="P1">unvollständiger BTS:</text:p>
      <text:p text:style-name="P1"><text:s text:c="9"/>6 <text:s/></text:p>
      <text:p text:style-name="P1"><text:s text:c="6"/>/ <text:s text:c="5"/>\</text:p>
      <text:p text:style-name="P1"><text:s text:c="4"/>4 <text:s text:c="7"/>8</text:p>
      <text:p text:style-name="P1"><text:s text:c="3"/>/ <text:s text:c="2"/>\ <text:s text:c="3"/>/ <text:s text:c="3"/>\</text:p>
      <text:p text:style-name="P1"><text:s text:c="2"/>3 <text:s text:c="2"/>5 <text:s text:c="2"/>7 <text:s text:c="5"/>9</text:p>
      <text:p text:style-name="P2"><text:s/>/ </text:p>
      <text:p text:style-name="P2">1</text:p>
      <text:p text:style-name="P1"/>
      <text:p text:style-name="P1"><text:span text:style-name="T4">1</text:span>b) </text:p>
      <text:list xml:id="list3515977449" text:style-name="L1">
        <text:list-item>
          <text:p text:style-name="P4">n jedem vollständigem BTS gilt: jeder Knoten n hat 0 oder genau 2 Kindknoten. </text:p>
        </text:list-item>
        <text:list-item>
          <text:p text:style-name="P4">innerer Knoten: jeder Knoten v gilt als innerer Knoten gdw. v min. 1 Kindknoten hat.</text:p>
        </text:list-item>
        <text:list-item>
          <text:p text:style-name="P3"><text:span text:style-name="T5">Blätter Knoten: Jeder Knoten v gilt als Blatt, wenn v keine Kinde</text:span><text:span text:style-name="T6">r</text:span><text:span text:style-name="T5">knoten hat.</text:span></text:p>
        </text:list-item>
      </text:list>
      <text:p text:style-name="P1">Annahme: In jedem vollständigen binären Suchbaum ist die Anzahl der Blätter genau um eins größer als die Anzahl der inneren Knoten.</text:p>
      <text:p text:style-name="P1"/>
      <text:p text:style-name="P1">base-case BTS mit einem inneren Knoten (root):</text:p>
      <text:p text:style-name="P1">Angenommen der BTS erfüllt die Bedingungen eines vollständigen BTS und die Werte der Knoten spielen keine Rolle, dann muss gelten: <draw:frame draw:style-name="fr2" draw:name="Objekt1" text:anchor-type="as-char" svg:y="-0.377cm" svg:width="4.778cm" svg:height="0.531cm" draw:z-index="0"><draw:object xlink:href="./Object 1" xlink:type="simple" xlink:show="embed" xlink:actuate="onLoad"/><draw:image xlink:href="./ObjectReplacements/Object 1" xlink:type="simple" xlink:show="embed" xlink:actuate="onLoad"/></draw:frame></text:p>
      <text:p text:style-name="P1"/>
      <text:p text:style-name="P1"><text:s text:c="6"/>a</text:p>
      <text:p text:style-name="P1"><text:s text:c="5"/>/ <text:s/>\</text:p>
      <text:p text:style-name="P1"><text:s text:c="4"/>b <text:s text:c="2"/>c</text:p>
      <text:p text:style-name="P1"/>
      <text:p text:style-name="P1">Da die Werte in diesem Fall unerheblich sind, gilt die Zeichnung für einen vollständingen BTS mit einem inneren Knoten:</text:p>
      <text:p text:style-name="P1"><draw:frame draw:style-name="fr2" draw:name="Objekt3" text:anchor-type="as-char" svg:y="-0.379cm" svg:width="6.031cm" svg:height="0.534cm" draw:z-index="2"><draw:object xlink:href="./Object 3" xlink:type="simple" xlink:show="embed" xlink:actuate="onLoad"/><draw:image xlink:href="./ObjectReplacements/Object 3" xlink:type="simple" xlink:show="embed" xlink:actuate="onLoad"/></draw:frame></text:p>
      <text:p text:style-name="P1"><draw:frame draw:style-name="fr2" draw:name="Objekt4" text:anchor-type="as-char" svg:y="-0.379cm" svg:width="4.847cm" svg:height="0.534cm" draw:z-index="3"><draw:object xlink:href="./Object 4" xlink:type="simple" xlink:show="embed" xlink:actuate="onLoad"/><draw:image xlink:href="./ObjectReplacements/Object 4" xlink:type="simple" xlink:show="embed" xlink:actuate="onLoad"/></draw:frame></text:p>
      <text:p text:style-name="P1"><draw:frame draw:style-name="fr2" draw:name="Objekt5" text:anchor-type="as-char" svg:y="-0.377cm" svg:width="2.134cm" svg:height="0.467cm" draw:z-index="4"><draw:object xlink:href="./Object 5" xlink:type="simple" xlink:show="embed" xlink:actuate="onLoad"/><draw:image xlink:href="./ObjectReplacements/Object 5" xlink:type="simple" xlink:show="embed" xlink:actuate="onLoad"/></draw:frame></text:p>
      <text:p text:style-name="P1">Die Anahme gilt im base-case.</text:p>
      <text:p text:style-name="P1"/>
      <text:p text:style-name="P1">I.S: Wenn die Annahme bei n inneren Knoten gilt, gilt sie auch n+1 inneren Knoten. </text:p>
      <text:p text:style-name="P1">Ein vollständiger BTS mit n inneren Knoten erfüllt die Gleichung: <draw:frame draw:style-name="fr2" draw:name="Objekt6" text:anchor-type="as-char" svg:y="-0.377cm" svg:width="4.778cm" svg:height="0.531cm" draw:z-index="5"><draw:object xlink:href="./Object 6" xlink:type="simple" xlink:show="embed" xlink:actuate="onLoad"/><draw:image xlink:href="./ObjectReplacements/Object 6" xlink:type="simple" xlink:show="embed" xlink:actuate="onLoad"/></draw:frame>. Wenn es einen inneren Knoten zusätzlich geben soll, wird ein Blattknoten zu diesem Knoten und bekommt nach der Definition von vollständigen BTS 2 neue Kindknoten, da:</text:p>
      <text:p text:style-name="P1"/>
      <text:p text:style-name="P1">1. nur 1 Kind Widerspruch mit Definition von vollständigen BTS.</text:p>
      <text:p text:style-name="P1">2. 0 Kindknoten, dann bleibt <draw:frame draw:style-name="fr2" draw:name="Objekt2" text:anchor-type="as-char" svg:y="-0.377cm" svg:width="2.461cm" svg:height="0.531cm" draw:z-index="1"><draw:object xlink:href="./Object 2" xlink:type="simple" xlink:show="embed" xlink:actuate="onLoad"/><draw:image xlink:href="./ObjectReplacements/Object 2" xlink:type="simple" xlink:show="embed" xlink:actuate="onLoad"/></draw:frame><text:s/>gleich, da das Blatt nicht zum Inneren Knoten werden konnte.</text:p>
      <text:p text:style-name="P1"/>
      <text:p text:style-name="P1"><text:soft-page-break/><text:span text:style-name="T8">vor</text:span> n+1 Knoten gilt: <draw:frame draw:style-name="fr2" draw:name="Objekt7" text:anchor-type="as-char" svg:y="-0.377cm" svg:width="5.092cm" svg:height="0.531cm" draw:z-index="6"><draw:object xlink:href="./Object 7" xlink:type="simple" xlink:show="embed" xlink:actuate="onLoad"/><draw:image xlink:href="./ObjectReplacements/Object 7" xlink:type="simple" xlink:show="embed" xlink:actuate="onLoad"/></draw:frame></text:p>
      <text:p text:style-name="P1">nach n+1 Knoten muss gelten: <draw:frame draw:style-name="fr2" draw:name="Objekt8" text:anchor-type="as-char" svg:y="-0.377cm" svg:width="12.688cm" svg:height="0.531cm" draw:z-index="7"><draw:object xlink:href="./Object 8" xlink:type="simple" xlink:show="embed" xlink:actuate="onLoad"/><draw:image xlink:href="./ObjectReplacements/Object 8" xlink:type="simple" xlink:show="embed" xlink:actuate="onLoad"/></draw:frame></text:p>
      <text:p text:style-name="P1">Annahme gilt für n+1 </text:p>
      <text:p text:style-name="P1">qed.</text:p>
      <text:p text:style-name="P1"/>
      <text:p text:style-name="P1">(c) Formulieren Sie eine ähnliche Aussage fur allgemeine binäre Suchbäume und</text:p>
      <text:p text:style-name="P1">beweisen Sie sie.</text:p>
      <text:p text:style-name="P1"/>
      <text:p text:style-name="Standard"><text:span text:style-name="T5">Annahme/Eigenschaft: In einem Baum gilt:</text:span><text:span text:style-name="T5"><draw:frame draw:style-name="fr2" draw:name="Objekt12" text:anchor-type="as-char" svg:y="-0.377cm" svg:width="3.616cm" svg:height="0.531cm" draw:z-index="11"><draw:object xlink:href="./Object 12" xlink:type="simple" xlink:show="embed" xlink:actuate="onLoad"/><draw:image xlink:href="./ObjectReplacements/Object 12" xlink:type="simple" xlink:show="embed" xlink:actuate="onLoad"/></draw:frame></text:span><text:span text:style-name="T5">→ </text:span><text:span text:style-name="T7">die Anzahl der Knoten i m Baum ergibt sich aus Anzahl der Kanten + 1.</text:span></text:p>
      <text:p text:style-name="P1"><text:s/>- Jeder Knoten ist durch genau eine Kante mit seinem Elternknoten verbunden.</text:p>
      <text:p text:style-name="P1"><text:s/>- Bei Insertion wird ein neuer Knoten mit seinem Elternknoten verbunden.</text:p>
      <text:p text:style-name="P1"/>
      <text:p text:style-name="P1">base-case <draw:frame draw:style-name="fr2" draw:name="Objekt13" text:anchor-type="as-char" svg:y="-0.377cm" svg:width="2.106cm" svg:height="0.531cm" draw:z-index="12"><draw:object xlink:href="./Object 13" xlink:type="simple" xlink:show="embed" xlink:actuate="onLoad"/><draw:image xlink:href="./ObjectReplacements/Object 13" xlink:type="simple" xlink:show="embed" xlink:actuate="onLoad"/></draw:frame>:</text:p>
      <text:p text:style-name="P1"><text:s text:c="5"/>a</text:p>
      <text:p text:style-name="P1"><text:s text:c="7"/>\</text:p>
      <text:p text:style-name="P1"><text:s text:c="9"/>b</text:p>
      <text:p text:style-name="P1"><text:s text:c="11"/>\</text:p>
      <text:p text:style-name="P1"><text:s text:c="13"/>c</text:p>
      <text:p text:style-name="P1"/>
      <text:p text:style-name="P1"><draw:frame draw:style-name="fr2" draw:name="Objekt9" text:anchor-type="as-char" svg:y="-0.379cm" svg:width="5.613cm" svg:height="0.534cm" draw:z-index="8"><draw:object xlink:href="./Object 9" xlink:type="simple" xlink:show="embed" xlink:actuate="onLoad"/><draw:image xlink:href="./ObjectReplacements/Object 9" xlink:type="simple" xlink:show="embed" xlink:actuate="onLoad"/></draw:frame></text:p>
      <text:p text:style-name="P1"><draw:frame draw:style-name="fr2" draw:name="Objekt10" text:anchor-type="as-char" svg:y="-0.379cm" svg:width="6.339cm" svg:height="0.534cm" draw:z-index="9"><draw:object xlink:href="./Object 10" xlink:type="simple" xlink:show="embed" xlink:actuate="onLoad"/><draw:image xlink:href="./ObjectReplacements/Object 10" xlink:type="simple" xlink:show="embed" xlink:actuate="onLoad"/></draw:frame></text:p>
      <text:p text:style-name="P1">es gilt: <draw:frame draw:style-name="fr2" draw:name="Objekt11" text:anchor-type="as-char" svg:y="-0.377cm" svg:width="5.292cm" svg:height="0.531cm" draw:z-index="10"><draw:object xlink:href="./Object 11" xlink:type="simple" xlink:show="embed" xlink:actuate="onLoad"/><draw:image xlink:href="./ObjectReplacements/Object 11" xlink:type="simple" xlink:show="embed" xlink:actuate="onLoad"/></draw:frame></text:p>
      <text:p text:style-name="P1">Die Annahme gilt für den base-case.</text:p>
      <text:p text:style-name="P1"/>
      <text:p text:style-name="P1">I.S: Wenn die Annahme bei n inneren Knoten gilt, gilt sie auch n+1 inneren Knoten. </text:p>
      <text:p text:style-name="P1">Ein Baum mit n inneren Knoten erfüllt die Gleichung: <draw:frame draw:style-name="fr1" draw:name="Objekt15" text:anchor-type="as-char" svg:y="-0.377cm" svg:width="4.025cm" svg:height="0.531cm" draw:z-index="14"><draw:object xlink:href="./Object 15" xlink:type="simple" xlink:show="embed" xlink:actuate="onLoad"/><draw:image xlink:href="./ObjectReplacements/Object 15" xlink:type="simple" xlink:show="embed" xlink:actuate="onLoad"/></draw:frame>. Bei n+1 Knoten muss ein zusätzlicher Knoten in den Baum eingefügt werden (insertion). Durch den neuen Knoten einstehet immer eine neue Kanten, da ein Knoten nur EIN linkes und rechtes haben kann. ein Knoten kann nicht zwei linke oder rechte Knoten haben. Daher gilt:</text:p>
      <text:p text:style-name="P1">1. Hat der neue Knoten denselben Wert, wie ein anderer Knoten, so wird der alte durch den neuen ersetzt. → immer noch n Knoten Gleichung bleibt unverändert und gilt daher immer noch.</text:p>
      <text:p text:style-name="P1">2. Der neue Knoten wird zum Kind eines anderen Knotens und mit einer neuen Kanten mit diesem Elternknoten verbunden. → n = n+1 <text:s/>für die Gleichung gilt: <draw:frame draw:style-name="fr1" draw:name="Objekt14" text:anchor-type="as-char" svg:y="-0.377cm" svg:width="13.884cm" svg:height="0.531cm" draw:z-index="13"><draw:object xlink:href="./Object 14" xlink:type="simple" xlink:show="embed" xlink:actuate="onLoad"/><draw:image xlink:href="./ObjectReplacements/Object 14" xlink:type="simple" xlink:show="embed" xlink:actuate="onLoad"/></draw:frame></text:p>
      <text:p text:style-name="P1">Die Annahme gilt für n+1 </text:p>
      <text:p text:style-name="P1">q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02T16:30:22.468000000</meta:creation-date>
    <dc:date>2025-05-05T12:36:35.676000000</dc:date>
    <meta:editing-duration>PT17H53M39S</meta:editing-duration>
    <meta:editing-cycles>12</meta:editing-cycles>
    <meta:generator>LibreOffice/7.1.3.2$Windows_X86_64 LibreOffice_project/47f78053abe362b9384784d31a6e56f8511eb1c1</meta:generator>
    <meta:document-statistic meta:table-count="0" meta:image-count="0" meta:object-count="15" meta:page-count="2" meta:paragraph-count="60" meta:word-count="460" meta:character-count="2736" meta:non-whitespace-character-count="2153"/>
  </office:meta>
</office:document-meta>
</file>

<file path=Object 1/content.xml><?xml version="1.0" encoding="utf-8"?>
<math xmlns="http://www.w3.org/1998/Math/MathML" display="block">
  <semantics>
    <mrow>
      <msub>
        <mi mathvariant="italic">num</mi>
        <mi mathvariant="italic">Blätter</mi>
      </msub>
      <mo stretchy="false">=</mo>
      <mrow>
        <msub>
          <mi mathvariant="italic">num</mi>
          <mrow>
            <mi mathvariant="italic">innerer</mi>
            <mi mathvariant="italic">Knoten</mi>
          </mrow>
        </msub>
        <mo stretchy="false">+</mo>
        <mn>1</mn>
      </mrow>
    </mrow>
    <annotation encoding="StarMath 5.0">num_Blätter = num_{innerer Knoten} + 1</annotation>
  </semantics>
</math>
</file>

<file path=Object 10/content.xml><?xml version="1.0" encoding="utf-8"?>
<math xmlns="http://www.w3.org/1998/Math/MathML" display="block">
  <semantics>
    <mrow>
      <mrow>
        <msub>
          <mi mathvariant="italic">num</mi>
          <mi mathvariant="italic">Kanten</mi>
        </msub>
        <mo stretchy="false">=</mo>
        <mrow>
          <mo fence="true" form="prefix" stretchy="false">{</mo>
          <mrow>
            <mrow>
              <mrow>
                <mi>a</mi>
                <mo stretchy="false">−</mo>
                <mi>b</mi>
              </mrow>
              <mi>,</mi>
              <mrow>
                <mi>b</mi>
                <mo stretchy="false">−</mo>
                <mi>c</mi>
              </mrow>
            </mrow>
          </mrow>
          <mo fence="true" form="postfix" stretchy="false">}</mo>
        </mrow>
      </mrow>
      <mrow>
        <mrow>
          <mo fence="true" form="prefix" stretchy="true">|</mo>
          <mrow>
            <msub>
              <mi mathvariant="italic">num</mi>
              <mi mathvariant="italic">Kanten</mi>
            </msub>
          </mrow>
          <mo fence="true" form="postfix" stretchy="true">|</mo>
        </mrow>
        <mo stretchy="false">=</mo>
        <mn>2</mn>
      </mrow>
    </mrow>
    <annotation encoding="StarMath 5.0">num_Kanten = lbrace a-b,b-c rbrace abs{num_Kanten} = 2</annotation>
  </semantics>
</math>
</file>

<file path=Object 11/content.xml><?xml version="1.0" encoding="utf-8"?>
<math xmlns="http://www.w3.org/1998/Math/MathML" display="block">
  <semantics>
    <mrow>
      <mrow>
        <msub>
          <mi mathvariant="italic">num</mi>
          <mi mathvariant="italic">node</mi>
        </msub>
        <mo stretchy="false">=</mo>
        <mrow>
          <msub>
            <mi mathvariant="italic">num</mi>
            <mi mathvariant="italic">edges</mi>
          </msub>
          <mo stretchy="false">+</mo>
          <mn>1</mn>
        </mrow>
      </mrow>
      <mo stretchy="false">→</mo>
      <mrow>
        <mn>3</mn>
        <mo stretchy="false">=</mo>
        <mrow>
          <mn>2</mn>
          <mo stretchy="false">+</mo>
          <mn>1</mn>
        </mrow>
      </mrow>
    </mrow>
    <annotation encoding="StarMath 5.0">num_node = num_edges + 1 rightarrow 3 = 2+1 </annotation>
  </semantics>
</math>
</file>

<file path=Object 12/content.xml><?xml version="1.0" encoding="utf-8"?>
<math xmlns="http://www.w3.org/1998/Math/MathML" display="block">
  <semantics>
    <mrow>
      <msub>
        <mi mathvariant="italic">num</mi>
        <mi mathvariant="italic">node</mi>
      </msub>
      <mo stretchy="false">=</mo>
      <mrow>
        <msub>
          <mi mathvariant="italic">num</mi>
          <mi mathvariant="italic">edges</mi>
        </msub>
        <mo stretchy="false">+</mo>
        <mn>1</mn>
      </mrow>
    </mrow>
    <annotation encoding="StarMath 5.0"> num_node = num_edges + 1</annotation>
  </semantics>
</math>
</file>

<file path=Object 13/content.xml><?xml version="1.0" encoding="utf-8"?>
<math xmlns="http://www.w3.org/1998/Math/MathML" display="block">
  <semantics>
    <mrow>
      <msub>
        <mi mathvariant="italic">num</mi>
        <mi mathvariant="italic">nodes</mi>
      </msub>
      <mo stretchy="false">=</mo>
      <mn>3</mn>
    </mrow>
    <annotation encoding="StarMath 5.0">num_nodes = 3</annotation>
  </semantics>
</math>
</file>

<file path=Object 14/content.xml><?xml version="1.0" encoding="utf-8"?>
<math xmlns="http://www.w3.org/1998/Math/MathML" display="block">
  <semantics>
    <mrow>
      <mrow>
        <msub>
          <mi mathvariant="italic">num</mi>
          <mi mathvariant="italic">Knoten</mi>
        </msub>
        <mo stretchy="false">+</mo>
        <mn>1</mn>
      </mrow>
      <mo stretchy="false">=</mo>
      <mrow>
        <msub>
          <mi mathvariant="italic">num</mi>
          <mi mathvariant="italic">Kanten</mi>
        </msub>
        <mo stretchy="false">+</mo>
        <mn>1</mn>
        <mo stretchy="false">+</mo>
        <mn>1</mn>
      </mrow>
      <mo stretchy="false">=</mo>
      <mrow>
        <msub>
          <mi mathvariant="italic">num</mi>
          <mi mathvariant="italic">Knoten</mi>
        </msub>
        <mo stretchy="false">+</mo>
        <mn>1</mn>
      </mrow>
      <mo stretchy="false">=</mo>
      <mrow>
        <msub>
          <mi mathvariant="italic">num</mi>
          <mi mathvariant="italic">Kanten</mi>
        </msub>
        <mo stretchy="false">+</mo>
        <mn>2</mn>
      </mrow>
      <mo stretchy="false">≡</mo>
      <msub>
        <mi mathvariant="italic">num</mi>
        <mi mathvariant="italic">Knoten</mi>
      </msub>
      <mo stretchy="false">=</mo>
      <mrow>
        <msub>
          <mi mathvariant="italic">num</mi>
          <mi mathvariant="italic">Kanten</mi>
        </msub>
        <mo stretchy="false">+</mo>
        <mn>1</mn>
      </mrow>
    </mrow>
    <annotation encoding="StarMath 5.0">num_{Knoten} +1 = num_{Kanten} + 1 + 1 = num_Knoten + 1 = num_Kanten + 2 equiv num_Knoten = num_Kanten + 1
</annotation>
  </semantics>
</math>
</file>

<file path=Object 15/content.xml><?xml version="1.0" encoding="utf-8"?>
<math xmlns="http://www.w3.org/1998/Math/MathML" display="block">
  <semantics>
    <mrow>
      <msub>
        <mi mathvariant="italic">num</mi>
        <mi mathvariant="italic">Knoten</mi>
      </msub>
      <mo stretchy="false">=</mo>
      <mrow>
        <msub>
          <mi mathvariant="italic">num</mi>
          <mi mathvariant="italic">Kanten</mi>
        </msub>
        <mo stretchy="false">+</mo>
        <mn>1</mn>
      </mrow>
    </mrow>
    <annotation encoding="StarMath 5.0">num_Knoten = num_Kanten + 1</annotation>
  </semantics>
</math>
</file>

<file path=Object 2/content.xml><?xml version="1.0" encoding="utf-8"?>
<math xmlns="http://www.w3.org/1998/Math/MathML" display="block">
  <semantics>
    <msub>
      <mi mathvariant="italic">num</mi>
      <mrow>
        <mi mathvariant="italic">innerer</mi>
        <mi mathvariant="italic">Knoten</mi>
      </mrow>
    </msub>
    <annotation encoding="StarMath 5.0">num_{innerer Knoten}</annotation>
  </semantics>
</math>
</file>

<file path=Object 3/content.xml><?xml version="1.0" encoding="utf-8"?>
<math xmlns="http://www.w3.org/1998/Math/MathML" display="block">
  <semantics>
    <mrow>
      <mrow>
        <msub>
          <mi mathvariant="italic">num</mi>
          <mrow>
            <mi mathvariant="italic">innerer</mi>
            <mi mathvariant="italic">Knoten</mi>
          </mrow>
        </msub>
        <mo stretchy="false">=</mo>
        <mi>a</mi>
      </mrow>
      <mrow>
        <mrow>
          <mo fence="true" form="prefix" stretchy="true">|</mo>
          <mrow>
            <msub>
              <mi mathvariant="italic">num</mi>
              <mrow>
                <mi mathvariant="italic">innerer</mi>
                <mi mathvariant="italic">Knoten</mi>
              </mrow>
            </msub>
          </mrow>
          <mo fence="true" form="postfix" stretchy="true">|</mo>
        </mrow>
        <mo stretchy="false">=</mo>
        <mn>1</mn>
      </mrow>
    </mrow>
    <annotation encoding="StarMath 5.0">num_{innerer Knoten} = {a} abs{ num_{innerer Knoten}} = 1  </annotation>
  </semantics>
</math>
</file>

<file path=Object 4/content.xml><?xml version="1.0" encoding="utf-8"?>
<math xmlns="http://www.w3.org/1998/Math/MathML" display="block">
  <semantics>
    <mrow>
      <mrow>
        <msub>
          <mi mathvariant="italic">num</mi>
          <mi mathvariant="italic">Blätter</mi>
        </msub>
        <mo stretchy="false">=</mo>
        <mrow>
          <mi>b</mi>
          <mi>,</mi>
          <mi>c</mi>
        </mrow>
      </mrow>
      <mrow>
        <mrow>
          <mo fence="true" form="prefix" stretchy="true">|</mo>
          <mrow>
            <msub>
              <mi mathvariant="italic">num</mi>
              <mi mathvariant="italic">Blätter</mi>
            </msub>
          </mrow>
          <mo fence="true" form="postfix" stretchy="true">|</mo>
        </mrow>
        <mo stretchy="false">=</mo>
        <mn>2</mn>
      </mrow>
    </mrow>
    <annotation encoding="StarMath 5.0">num_Blätter = {b,c} abs{num_Blätter} = 2</annotation>
  </semantics>
</math>
</file>

<file path=Object 5/content.xml><?xml version="1.0" encoding="utf-8"?>
<math xmlns="http://www.w3.org/1998/Math/MathML" display="block">
  <semantics>
    <mrow>
      <mrow>
        <mn>2</mn>
        <mo stretchy="false">=</mo>
        <mrow>
          <mn>1</mn>
          <mo stretchy="false">+</mo>
          <mn>1</mn>
        </mrow>
      </mrow>
      <mi mathvariant="italic">gilt</mi>
    </mrow>
    <annotation encoding="StarMath 5.0">2 = 1+1 gilt </annotation>
  </semantics>
</math>
</file>

<file path=Object 6/content.xml><?xml version="1.0" encoding="utf-8"?>
<math xmlns="http://www.w3.org/1998/Math/MathML" display="block">
  <semantics>
    <mrow>
      <msub>
        <mi mathvariant="italic">num</mi>
        <mi mathvariant="italic">Blätter</mi>
      </msub>
      <mo stretchy="false">=</mo>
      <mrow>
        <msub>
          <mi mathvariant="italic">num</mi>
          <mrow>
            <mi mathvariant="italic">innerer</mi>
            <mi mathvariant="italic">Knoten</mi>
          </mrow>
        </msub>
        <mo stretchy="false">+</mo>
        <mn>1</mn>
      </mrow>
    </mrow>
    <annotation encoding="StarMath 5.0">num_Blätter = num_{innerer Knoten} + 1</annotation>
  </semantics>
</math>
</file>

<file path=Object 7/content.xml><?xml version="1.0" encoding="utf-8"?>
<math xmlns="http://www.w3.org/1998/Math/MathML" display="block">
  <semantics>
    <mrow>
      <msub>
        <mi mathvariant="italic">num</mi>
        <mrow>
          <mi>n</mi>
          <mi mathvariant="italic">Blätter</mi>
        </mrow>
      </msub>
      <mo stretchy="false">=</mo>
      <mrow>
        <msub>
          <mi mathvariant="italic">num</mi>
          <mrow>
            <mi>n</mi>
            <mi mathvariant="italic">innerer</mi>
            <mi mathvariant="italic">Knoten</mi>
          </mrow>
        </msub>
        <mo stretchy="false">+</mo>
        <mn>1</mn>
      </mrow>
    </mrow>
    <annotation encoding="StarMath 5.0">num_{n Blätter} = num_{n innerer Knoten} + 1</annotation>
  </semantics>
</math>
</file>

<file path=Object 8/content.xml><?xml version="1.0" encoding="utf-8"?>
<math xmlns="http://www.w3.org/1998/Math/MathML" display="block">
  <semantics>
    <mrow>
      <mrow>
        <mrow>
          <msub>
            <mi mathvariant="italic">num</mi>
            <mrow>
              <mi>n</mi>
              <mi mathvariant="italic">Blätter</mi>
            </mrow>
          </msub>
          <mo stretchy="false">+</mo>
          <mn>2</mn>
        </mrow>
        <mo stretchy="false">=</mo>
        <mrow>
          <msub>
            <mi mathvariant="italic">num</mi>
            <mrow>
              <mi>n</mi>
              <mi mathvariant="italic">innerer</mi>
              <mi mathvariant="italic">Knoten</mi>
            </mrow>
          </msub>
          <mo stretchy="false">+</mo>
          <mn>1</mn>
          <mo stretchy="false">+</mo>
          <mn>1</mn>
        </mrow>
      </mrow>
      <mo stretchy="false">⇒</mo>
      <mrow>
        <mrow>
          <msub>
            <mi mathvariant="italic">num</mi>
            <mrow>
              <mi>n</mi>
              <mi mathvariant="italic">Blätter</mi>
              <mi mathvariant="italic">Knoten</mi>
            </mrow>
          </msub>
          <mo stretchy="false">+</mo>
          <mn>2</mn>
        </mrow>
        <mo stretchy="false">=</mo>
        <mrow>
          <msub>
            <mi mathvariant="italic">num</mi>
            <mrow>
              <mi>n</mi>
              <mi mathvariant="italic">innerer</mi>
              <mi mathvariant="italic">Knoten</mi>
            </mrow>
          </msub>
          <mo stretchy="false">+</mo>
          <mn>2</mn>
        </mrow>
      </mrow>
    </mrow>
    <annotation encoding="StarMath 5.0">num_{n Blätter} + 2 = num_{n innerer Knoten} + 1 + 1 drarrow num_{n Blätter Knoten} + 2 = num_{n innerer Knoten} + 2</annotation>
  </semantics>
</math>
</file>

<file path=Object 9/content.xml><?xml version="1.0" encoding="utf-8"?>
<math xmlns="http://www.w3.org/1998/Math/MathML" display="block">
  <semantics>
    <mrow>
      <mrow>
        <msub>
          <mi mathvariant="italic">num</mi>
          <mi mathvariant="italic">Knoten</mi>
        </msub>
        <mo stretchy="false">=</mo>
        <mrow>
          <mo fence="true" form="prefix" stretchy="false">{</mo>
          <mrow>
            <mrow>
              <mi>a</mi>
              <mi>,</mi>
              <mi>b</mi>
              <mi>,</mi>
              <mi>c</mi>
            </mrow>
          </mrow>
          <mo fence="true" form="postfix" stretchy="false">}</mo>
        </mrow>
      </mrow>
      <mrow>
        <mrow>
          <mo fence="true" form="prefix" stretchy="true">|</mo>
          <mrow>
            <msub>
              <mi mathvariant="italic">num</mi>
              <mi mathvariant="italic">Knoten</mi>
            </msub>
          </mrow>
          <mo fence="true" form="postfix" stretchy="true">|</mo>
        </mrow>
        <mo stretchy="false">=</mo>
        <mn>3</mn>
      </mrow>
    </mrow>
    <annotation encoding="StarMath 5.0">num_Knoten = lbrace a,b,c rbrace abs{num_Knoten} = 3</annotation>
  </semantics>
</math>
</file>